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536b" officeooo:paragraph-rsid="0004536b"/>
    </style:style>
    <style:style style:name="P2" style:family="paragraph" style:parent-style-name="Standard">
      <style:text-properties officeooo:rsid="0004536b" officeooo:paragraph-rsid="0004536b" fo:background-color="#ffff00"/>
    </style:style>
    <style:style style:name="P3" style:family="paragraph" style:parent-style-name="Standard">
      <style:text-properties officeooo:rsid="0004536b" officeooo:paragraph-rsid="0004536b" fo:background-color="transparent"/>
    </style:style>
    <style:style style:name="T1"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 the last 2 weeks we have determined to use Redmin as our project management tool. Accounts for all member of the project have been made. T<text:span text:style-name="T1">he following user name have been made for Professor Yousefi and Doctor Omrani, the something sometihn registerting</text:span></text:p>
      <text:p text:style-name="P2">Professor Yousefi:</text:p>
      <text:p text:style-name="P2">Doctor Omr ani:</text:p>
      <text:p text:style-name="P3"/>
      <text:p text:style-name="P3">On Redmin a Gant chart has been created to show our plan for the summer and which featues we plan to implement. <text:s/>This can be viewed in the Gantt chart tab on Redmin. Some important features which we plan to implement arr:</text:p>
      <text:p text:style-name="P3">- uploadable exercises</text:p>
      <text:p text:style-name="P3">- <text:s/>the implementation of insitution which can be merged</text:p>
      <text:p text:style-name="P3"/>
      <text:p text:style-name="P3">It is important to note that we do not plan to implement online modifiable exercises by the end of the summer. </text:p>
      <text:p text:style-name="P3"/>
      <text:p text:style-name="P3">In regards to task which have been accomplished, the test suite is being remodified to be able to test interactions between the user. This will find more buggs in the system. This will be done in 3 phases to test incrementally. We are currently looking into middleware for system logging perpus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1:00:10.994608139</meta:creation-date>
    <dc:date>2015-05-11T11:09:44.787472715</dc:date>
    <meta:editing-duration>P0D</meta:editing-duration>
    <meta:editing-cycles>1</meta:editing-cycles>
    <meta:document-statistic meta:table-count="0" meta:image-count="0" meta:object-count="0" meta:page-count="1" meta:paragraph-count="8" meta:word-count="174" meta:character-count="997" meta:non-whitespace-character-count="827"/>
    <meta:generator>LibreOffice/4.2.8.2$Linux_x86 LibreOffice_project/420m0$Build-2</meta:generator>
  </office:meta>
</office:document-meta>
</file>